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24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LocationClient</text:p>
          </table:table-cell>
          <table:table-cell office:value-type="string">
            <text:p>LocationManager</text:p>
          </table:table-cell>
          <table:table-cell table:number-columns-repeated="2"/>
          <table:table-cell>
            <draw:frame table:end-cell-address="Tabelle1.L21" table:end-x="0.628cm" table:end-y="0.081cm" draw:z-index="0" draw:style-name="gr1" draw:text-style-name="P1" svg:width="15.999cm" svg:height="8.98cm" svg:x="0.435cm" svg:y="0.133cm">
              <draw:object draw:notify-on-update-of-ranges="Tabelle1.A1:Tabelle1.A1 Tabelle1.A2:Tabelle1.A12 Tabelle1.B1:Tabelle1.B1 Tabelle1.B2:Tabelle1.B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0.936">
            <text:p>0,936</text:p>
          </table:table-cell>
          <table:table-cell office:value-type="float" office:value="1.016">
            <text:p>1,016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2">
          <table:table-cell office:value-type="float" office:value="1.003">
            <text:p>1,003</text:p>
          </table:table-cell>
          <table:table-cell office:value-type="float" office:value="0.969">
            <text:p>0,969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2">
          <table:table-cell office:value-type="float" office:value="1.042">
            <text:p>1,042</text:p>
          </table:table-cell>
          <table:table-cell office:value-type="float" office:value="1.004">
            <text:p>1,004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2">
          <table:table-cell office:value-type="float" office:value="1.01">
            <text:p>1,01</text:p>
          </table:table-cell>
          <table:table-cell office:value-type="float" office:value="1.011">
            <text:p>1,011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2">
          <table:table-cell office:value-type="float" office:value="1.009">
            <text:p>1,009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2">
          <table:table-cell office:value-type="float" office:value="1.047">
            <text:p>1,047</text:p>
          </table:table-cell>
          <table:table-cell office:value-type="float" office:value="0.967">
            <text:p>0,967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2">
          <table:table-cell office:value-type="float" office:value="1.07">
            <text:p>1,07</text:p>
          </table:table-cell>
          <table:table-cell office:value-type="float" office:value="1.009">
            <text:p>1,009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2">
          <table:table-cell office:value-type="float" office:value="1.009">
            <text:p>1,009</text:p>
          </table:table-cell>
          <table:table-cell office:value-type="float" office:value="1.008">
            <text:p>1,008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2">
          <table:table-cell office:value-type="float" office:value="1.004">
            <text:p>1,004</text:p>
          </table:table-cell>
          <table:table-cell office:value-type="float" office:value="0.981">
            <text:p>0,981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2">
          <table:table-cell office:value-type="float" office:value="1.009">
            <text:p>1,009</text:p>
          </table:table-cell>
          <table:table-cell office:value-type="float" office:value="0.952">
            <text:p>0,952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2">
          <table:table-cell office:value-type="float" office:value="1.107">
            <text:p>1,107</text:p>
          </table:table-cell>
          <table:table-cell office:value-type="float" office:value="1.018">
            <text:p>1,018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2" table:number-rows-repeated="11">
          <table:table-cell table:number-columns-repeated="5"/>
        </table:table-row>
        <table:table-row table:style-name="ro2">
          <table:table-cell>
            <draw:frame table:end-cell-address="Tabelle1.L52" table:end-x="0.608cm" table:end-y="0.293cm" draw:z-index="1" draw:style-name="gr1" draw:text-style-name="P1" svg:width="24.115cm" svg:height="12.798cm" svg:x="1.588cm" svg:y="0.14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22.05.2015</text:date>, <text:time>00:12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8:14:02.91</meta:creation-date>
    <meta:generator>OpenOffice/4.1.0$Win32 OpenOffice.org_project/410m18$Build-9764</meta:generator>
    <dc:date>2015-05-22T00:12:43.65</dc:date>
    <meta:editing-duration>PT5H25S</meta:editing-duration>
    <meta:editing-cycles>2</meta:editing-cycles>
    <meta:document-statistic meta:table-count="3" meta:cell-count="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49cm" svg:y="0.316cm" chart:style-name="ch2">
          <text:p>Updatesgeschwindigkeitsvergleich</text:p>
        </chart:title>
        <chart:legend chart:legend-position="end" svg:x="12.626cm" svg:y="3.926cm" style:legend-expansion="high" chart:style-name="ch3"/>
        <chart:plot-area chart:style-name="ch4" table:cell-range-address="Tabelle1.A1:Tabelle1.B12" chart:data-source-has-labels="row" svg:x="1.358cm" svg:y="1.635cm" svg:width="10.628cm" svg:height="6.177cm">
          <chartooo:coordinate-region svg:x="2.27cm" svg:y="1.847cm" svg:width="9.716cm" svg:height="5.293cm"/>
          <chart:axis chart:dimension="x" chart:name="primary-x" chart:style-name="ch5">
            <chart:title svg:x="5.927cm" svg:y="7.993cm" chart:style-name="ch6">
              <text:p>Versuche</text:p>
            </chart:title>
          </chart:axis>
          <chart:axis chart:dimension="y" chart:name="primary-y" chart:style-name="ch7">
            <chart:title svg:x="0.451cm" svg:y="6.368cm" chart:style-name="ch8">
              <text:p>Updates pro Sekunde</text:p>
            </chart:title>
            <chart:grid chart:style-name="ch9" chart:class="major"/>
          </chart:axis>
          <chart:series chart:style-name="ch10" chart:values-cell-range-address="Tabelle1.A2:Tabelle1.A12" chart:label-cell-address="Tabelle1.A1:Tabelle1.A1" chart:class="chart:bar">
            <chart:data-point chart:repeated="11"/>
          </chart:series>
          <chart:series chart:style-name="ch11" chart:values-cell-range-address="Tabelle1.B2:Tabelle1.B12" chart:label-cell-address="Tabelle1.B1:Tabelle1.B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tionClient</text:p>
                <draw:g>
                  <svg:desc>Tabelle1.A1:Tabelle1.A1</svg:desc>
                </draw:g>
              </table:table-cell>
              <table:table-cell office:value-type="string">
                <text:p>LocationManager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6">
                <text:p>0.936</text:p>
                <draw:g>
                  <svg:desc>Tabelle1.A2:Tabelle1.A12</svg:desc>
                </draw:g>
              </table:table-cell>
              <table:table-cell office:value-type="float" office:value="1.016">
                <text:p>1.016</text:p>
                <draw:g>
                  <svg:desc>Tabelle1.B2:Tabelle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3">
                <text:p>1.003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42">
                <text:p>1.042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">
                <text:p>1.01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9">
                <text:p>1.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7">
                <text:p>1.047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7">
                <text:p>1.07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9">
                <text:p>1.009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4">
                <text:p>1.004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9">
                <text:p>1.009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07">
                <text:p>1.107</text:p>
              </table:table-cell>
              <table:table-cell office:value-type="float" office:value="1.018">
                <text:p>1.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16cm" svg:height="12.799cm" xlink:href="." xlink:type="simple" chart:class="chart:bar" chart:style-name="ch1">
        <chart:title svg:x="8.707cm" svg:y="0.391cm" chart:style-name="ch2">
          <text:p>Updatesgeschwindigkeitsvergleich</text:p>
        </chart:title>
        <chart:legend chart:legend-position="end" svg:x="20.742cm" svg:y="5.825cm" style:legend-expansion="high" chart:style-name="ch3"/>
        <chart:plot-area chart:style-name="ch4" chart:data-source-has-labels="both" svg:x="1.52cm" svg:y="1.935cm" svg:width="18.258cm" svg:height="9.601cm">
          <chartooo:coordinate-region svg:x="2.432cm" svg:y="2.147cm" svg:width="17.346cm" svg:height="8.716cm"/>
          <chart:axis chart:dimension="x" chart:name="primary-x" chart:style-name="ch5" chartooo:axis-type="text">
            <chart:title svg:x="9.904cm" svg:y="11.792cm" chart:style-name="ch6">
              <text:p>Versuche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8.38cm" chart:style-name="ch8">
              <text:p>Updates pro Sekunde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bar">
            <chart:data-point chart:repeated="11"/>
          </chart:series>
          <chart:series chart:style-name="ch11" chart:values-cell-range-address="local-table.$C$2:.$C$12" chart:label-cell-address="local-table.$C$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tionClient</text:p>
              </table:table-cell>
              <table:table-cell office:value-type="string">
                <text:p>LocationManag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6">
                <text:p>0.936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3">
                <text:p>1.003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42">
                <text:p>1.042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">
                <text:p>1.01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9">
                <text:p>1.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7">
                <text:p>1.047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7">
                <text:p>1.07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9">
                <text:p>1.009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4">
                <text:p>1.004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9">
                <text:p>1.009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07">
                <text:p>1.107</text:p>
              </table:table-cell>
              <table:table-cell office:value-type="float" office:value="1.018">
                <text:p>1.0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